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ScoreNodeIterator.getScoreNo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eryResultImpl.getColumnNam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QueryResultImpl.isAccessGranted( ScoreNode [ ] nod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azyScoreNodeIterator.fetchNex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QueryResultImpl.getResults( long siz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LazyScoreNode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ScoreNodeIterator.getS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azyScoreNodeIterator.skip( long skipNu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azyScoreNode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ResultImpl.execute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ResultImpl.getNode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zyScoreNodeIterator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ResultImpl.QueryResultImpl( SearchIndex index , ItemManager itemMgr , SessionImpl session , AccessManager accessMgr , AbstractQueryImpl queryImpl , Query query , SpellSuggestion spellSuggestion , Name [ ] selectProps , Name [ ] orderProps , boolean [ ] orderSpecs , boolean documentOrder , long offset , long limi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QueryResultImpl.getTotal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zyScoreNodeIterator.nextNodeImp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azyScoreNodeIterator.LazyScoreNodeIterator( int selector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ScoreNodeIterator.nex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ResultImpl.getRow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QueryResultImpl.get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ScoreNodeIterator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ResultImpl.collectScoreNodes( MultiColumnQueryHits hits , List collector , long maxResul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azyScoreNode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ScoreNodeIterator.getSco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